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7ff" officeooo:paragraph-rsid="001d87ff"/>
    </style:style>
    <style:style style:name="P2" style:family="paragraph" style:parent-style-name="Standard">
      <style:paragraph-properties fo:margin-left="0cm" fo:margin-right="0cm" style:line-height-at-least="0.609cm" fo:text-indent="0cm" style:auto-text-indent="false"/>
      <style:text-properties fo:color="#ffffff" loext:opacity="100%" style:font-name="Droid Sans Mono" fo:font-size="12.75pt" fo:font-weight="bold" fo:background-color="#242529"/>
    </style:style>
    <style:style style:name="P3" style:family="paragraph" style:parent-style-name="Standard">
      <style:text-properties officeooo:paragraph-rsid="001d87ff"/>
    </style:style>
    <style:style style:name="T1" style:family="text">
      <style:text-properties officeooo:rsid="001d87ff"/>
    </style:style>
    <style:style style:name="T2" style:family="text">
      <style:text-properties fo:color="#7ac8b6" loext:opacity="100%"/>
    </style:style>
    <style:style style:name="T3" style:family="text">
      <style:text-properties fo:color="#7ac8b6" loext:opacity="100%" style:font-name="Droid Sans Mono" fo:font-size="12.75pt" fo:font-weight="bold" fo:background-color="#242529" loext:char-shading-value="0"/>
    </style:style>
    <style:style style:name="T4" style:family="text">
      <style:text-properties fo:color="#ffffff" loext:opacity="100%" style:font-name="Droid Sans Mono" fo:font-size="12.75pt" fo:font-weight="bold" fo:background-color="#242529" loext:char-shading-value="0"/>
    </style:style>
    <style:style style:name="T5" style:family="text">
      <style:text-properties fo:color="#fc6a5d" loext:opacity="100%"/>
    </style:style>
    <style:style style:name="T6" style:family="text">
      <style:text-properties fo:color="#fc6a5d" loext:opacity="100%" style:font-name="Droid Sans Mono" fo:font-size="12.75pt" fo:font-weight="bold" fo:background-color="#24252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eterson Henrique de Padua a2132702 cliente:email,phone,whatsapp(sim/não) e obs orderServiço:cliente{obj},status,service<text:line-break/><text:line-break/>editado faltou as descrições <text:line-break/><text:line-break/>entidade cliente <text:line-break/></text:span><text:span text:style-name="T3">"clientName"</text:span><text:span text:style-name="T4">: </text:span><text:span text:style-name="T6">"barbara"</text:span><text:span text:style-name="T4">,</text:span></text:p>
      <text:p text:style-name="P2"><text:span text:style-name="T2">"email"</text:span>: <text:span text:style-name="T5">"teste@gmail.com"</text:span>,</text:p>
      <text:p text:style-name="P2"><text:span text:style-name="T2">"phone"</text:span>: <text:span text:style-name="T5">"91241506"</text:span>,</text:p>
      <text:p text:style-name="P2"><text:span text:style-name="T2">"whatsapp"</text:span>: <text:span text:style-name="T5">"0"</text:span>,</text:p>
      <text:p text:style-name="P2"><text:span text:style-name="T2">"obs"</text:span>: <text:span text:style-name="T5">"12312321"</text:span>,</text:p>
      <text:p text:style-name="P2"><text:span text:style-name="T2">"id"</text:span>: <text:span text:style-name="T5">"1743903256616"</text:span></text:p>
      <text:p text:style-name="P3"><text:span text:style-name="T1"><text:line-break/><text:line-break/>entidade ordem de serviço <text:line-break/></text:span><text:span text:style-name="T4">{</text:span></text:p>
      <text:p text:style-name="P2"><text:span text:style-name="T2">"id"</text:span>: <text:span text:style-name="T5">"1744690503049"</text:span>,</text:p>
      <text:p text:style-name="P2"><text:span text:style-name="T2">"client"</text:span>: {</text:p>
      <text:p text:style-name="P2"><text:span text:style-name="T2">"clientName"</text:span>: <text:span text:style-name="T5">"barbara"</text:span>,</text:p>
      <text:p text:style-name="P2"><text:span text:style-name="T2">"email"</text:span>: <text:span text:style-name="T5">"teste@gmail.com"</text:span>,</text:p>
      <text:p text:style-name="P2"><text:span text:style-name="T2">"phone"</text:span>: <text:span text:style-name="T5">"91241506"</text:span></text:p>
      <text:p text:style-name="P2">},</text:p>
      <text:p text:style-name="P2"><text:span text:style-name="T2">"status"</text:span>: <text:span text:style-name="T5">"PAGO"</text:span>,</text:p>
      <text:p text:style-name="P2"><text:span text:style-name="T2">"service"</text:span>: <text:span text:style-name="T5">"BANHO"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8:52:31.425021885</meta:creation-date>
    <dc:date>2025-04-22T18:59:13.260038913</dc:date>
    <dc:creator>Peterson Henrique</dc:creator>
    <meta:editing-duration>PT6M43S</meta:editing-duration>
    <meta:editing-cycles>1</meta:editing-cycles>
    <meta:document-statistic meta:table-count="0" meta:image-count="0" meta:object-count="0" meta:page-count="1" meta:paragraph-count="15" meta:word-count="47" meta:character-count="467" meta:non-whitespace-character-count="428"/>
    <meta:generator>LibreOffice/24.2.7.2$Linux_X86_64 LibreOffice_project/420$Build-2</meta:generator>
  </office:meta>
</office:document-meta>
</file>